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3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2.992cm"/>
    </style:style>
    <style:style style:name="co4" style:family="table-column">
      <style:table-column-properties fo:break-before="auto" style:column-width="13.4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umcalcium-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DNP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LiIon186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zzer_Beeper:MagneticBuzzer_CUI_CMT-8504-100-SM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C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,C3,C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,C9,C10,C12,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,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D2,D3,D4,D5,D6,D7,D8,D9,D10,D11,D12,D13,D14,D15,D16,D17,D18,D19,D20,D21,D22,D23,D24,D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BAT_RE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26</text:p>
          </table:table-cell>
          <table:table-cell table:style-name="Default" office:value-type="string" calcext:value-type="string">
            <text:p>WS2812B-2020</text:p>
          </table:table-cell>
          <table:table-cell table:style-name="Default" office:value-type="string" calcext:value-type="string">
            <text:p>https://cdn-shop.adafruit.com/product-files/4684/4684_WS2812B-2020_V1.3_EN.pdf</text:p>
          </table:table-cell>
          <table:table-cell table:style-name="Default" office:value-type="string" calcext:value-type="string">
            <text:p>LED_SMD:LED_WS2812B-2020_PLCC4_2.0x2.0m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D28</text:p>
          </table:table-cell>
          <table:table-cell table:style-name="Default" office:value-type="string" calcext:value-type="string">
            <text:p>1N5822</text:p>
          </table:table-cell>
          <table:table-cell table:style-name="Default" office:value-type="string" calcext:value-type="string">
            <text:p>http://www.onsemi.com/pub_link/Collateral/MBR0520LT1-D.PDF</text:p>
          </table:table-cell>
          <table:table-cell table:style-name="Default" office:value-type="string" calcext:value-type="string">
            <text:p>Diode_SMD:D_SOD-1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PC1</text:p>
          </table:table-cell>
          <table:table-cell office:value-type="string" calcext:value-type="string">
            <text:p>Conn_01x16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15_P2.54mm_Vertic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C2</text:p>
          </table:table-cell>
          <table:table-cell office:value-type="string" calcext:value-type="string">
            <text:p>Conn_01x16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PinSocket_1x15_P2.54mm_Vertical_Pad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IDC-Header_2x08_P2.54mm_Horizon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1.27mm:PinHeader_2x04_P1.27mm_Vertical_SM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LCD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FFC-FPC:Hirose_FH12-30S-0.5SH_1x30-1MP_P0.50mm_Horizon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AudioJack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Jack_3.5mm_PJ320D_Horizon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https://www.hirose.com/en/product/document?clcode=&amp;productname=&amp;series=DM3&amp;documenttype=Catalog&amp;lang=en&amp;documentid=D49662_en</text:p>
          </table:table-cell>
          <table:table-cell office:value-type="string" calcext:value-type="string">
            <text:p>footprints:microSD_Short_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Chilisin_BMRA000505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Q3,Q7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http://www.aosmd.com/pdfs/datasheet/AO3401A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,Q8,Q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https://www.onsemi.com/pub/Collateral/BSS138-D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33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2,R10,R11,R12,R14,R15,R18</text:p>
          </table:table-cell>
          <table:table-cell table:style-name="Default" office:value-type="string" calcext:value-type="string">
            <text:p>100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3,R5,R6</text:p>
          </table:table-cell>
          <table:table-cell table:style-name="Default" office:value-type="string" calcext:value-type="string">
            <text:p>1M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220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9,R21,R22,R23,R24,R25</text:p>
          </table:table-cell>
          <table:table-cell table:style-name="Default" office:value-type="string" calcext:value-type="string">
            <text:p>47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13,R27</text:p>
          </table:table-cell>
          <table:table-cell table:style-name="Default" office:value-type="string" calcext:value-type="string">
            <text:p>10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16,R17</text:p>
          </table:table-cell>
          <table:table-cell table:style-name="Default" office:value-type="string" calcext:value-type="string">
            <text:p>5k6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1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R20</text:p>
          </table:table-cell>
          <table:table-cell table:style-name="Default" office:value-type="string" calcext:value-type="string">
            <text:p>1k</text:p>
          </table:table-cell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Resistor_SMD:R_0805_2012Metric_Pad1.20x1.40mm_HandSold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W1,SW2,SW3,SW4,SW5,SW6,SW7,SW8,SW9,SW10,SW11,SW12,SW13,SW14,SW15,SW16,SW17,SW18,SW19,SW2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Combo_MechanicalSwitch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1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RotaryEncoder_Alps_EC11E-Switch_Vertical_H20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C4054ES5-4.2</text:p>
          </table:table-cell>
          <table:table-cell office:value-type="string" calcext:value-type="string">
            <text:p>https://www.analog.com/media/en/technical-documentation/data-sheets/405442xf.pdf</text:p>
          </table:table-cell>
          <table:table-cell office:value-type="string" calcext:value-type="string">
            <text:p>Package_TO_SOT_SMD:TSOT-23-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I3411A</text:p>
          </table:table-cell>
          <table:table-cell/>
          <table:table-cell office:value-type="string" calcext:value-type="string">
            <text:p>Package_TO_SOT_SMD:TSOT-23-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http://www.ti.com/lit/ds/symlink/sn74hc595.pdf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https://www.espressif.com/sites/default/files/documentation/esp32-s3-wroom-1_wroom-1u_datasheet_en.pdf</text:p>
          </table:table-cell>
          <table:table-cell office:value-type="string" calcext:value-type="string">
            <text:p>footprints:ESP32-S3-WROOM-1-Compact-Cour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XC6206PxxxMR</text:p>
          </table:table-cell>
          <table:table-cell office:value-type="string" calcext:value-type="string">
            <text:p>https://www.torexsemi.com/file/xc6206/XC6206.pdf</text:p>
          </table:table-cell>
          <table:table-cell office:value-type="string" calcext:value-type="string">
            <text:p>Package_TO_SOT_SMD:SOT-23-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23:52:00.494326274</dc:date>
    <meta:editing-duration>PT10M6S</meta:editing-duration>
    <meta:editing-cycles>1</meta:editing-cycles>
    <meta:document-statistic meta:table-count="1" meta:cell-count="205" meta:object-count="0"/>
    <meta:generator>LibreOffice/7.3.7.2$Linux_X86_64 LibreOffice_project/30$Build-2</meta:generator>
  </office:meta>
</office:document-meta>
</file>